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0012">
            <text:p>CAMS-40012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4240.0">
            <text:p>42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I-3429">
            <text:p>I-3429</text:p>
          </table:table-cell>
          <table:table-cell office:value-type="float" office:value="50.63">
            <text:p>50.63</text:p>
          </table:table-cell>
          <table:table-cell office:value-type="float" office:value="-2.56">
            <text:p>-2.56</text:p>
          </table:table-cell>
          <table:table-cell office:value-type="float" office:value="4980.0">
            <text:p>498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I-3431">
            <text:p>I-3431</text:p>
          </table:table-cell>
          <table:table-cell office:value-type="float" office:value="50.63">
            <text:p>50.63</text:p>
          </table:table-cell>
          <table:table-cell office:value-type="float" office:value="-2.56">
            <text:p>-2.56</text:p>
          </table:table-cell>
          <table:table-cell office:value-type="float" office:value="5410.0">
            <text:p>5410.0</text:p>
          </table:table-cell>
          <table:table-cell office:value-type="float" office:value="115.0">
            <text:p>11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1">
            <text:p>-5.7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0116">
            <text:p>CAMS-40116</text:p>
          </table:table-cell>
          <table:table-cell office:value-type="float" office:value="50.69">
            <text:p>50.69</text:p>
          </table:table-cell>
          <table:table-cell office:value-type="float" office:value="-2.03">
            <text:p>-2.03</text:p>
          </table:table-cell>
          <table:table-cell office:value-type="float" office:value="1300.0">
            <text:p>1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6">
            <text:p>-1.06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0">
            <text:p>CAMS-41300</text:p>
          </table:table-cell>
          <table:table-cell office:value-type="float" office:value="50.69">
            <text:p>50.69</text:p>
          </table:table-cell>
          <table:table-cell office:value-type="float" office:value="-2.03">
            <text:p>-2.03</text:p>
          </table:table-cell>
          <table:table-cell office:value-type="float" office:value="310.0">
            <text:p>3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4">
            <text:p>-0.5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1">
            <text:p>CAMS-41301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170.0">
            <text:p>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I-5307">
            <text:p>I-5307</text:p>
          </table:table-cell>
          <table:table-cell office:value-type="float" office:value="50.59">
            <text:p>50.59</text:p>
          </table:table-cell>
          <table:table-cell office:value-type="float" office:value="-2.49">
            <text:p>-2.49</text:p>
          </table:table-cell>
          <table:table-cell office:value-type="float" office:value="6290.0">
            <text:p>629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4">
            <text:p>-6.84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Beta-87925">
            <text:p>Beta-87925</text:p>
          </table:table-cell>
          <table:table-cell office:value-type="float" office:value="50.69">
            <text:p>50.69</text:p>
          </table:table-cell>
          <table:table-cell office:value-type="float" office:value="-2.03">
            <text:p>-2.03</text:p>
          </table:table-cell>
          <table:table-cell office:value-type="float" office:value="3130.0">
            <text:p>31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4">
            <text:p>-1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9a,ShennanEtal2018">
            <text:p>LongEtal1999a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2">
            <text:p>CAMS-41302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2330.0">
            <text:p>23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3">
            <text:p>CAMS-41303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990.0">
            <text:p>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3">
            <text:p>-0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0013">
            <text:p>CAMS-40013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3380.0">
            <text:p>33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9">
            <text:p>-1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dwards2001,ShennanEtal2018">
            <text:p>Edwards200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